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fo:keep-with-next="alway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c9e57" officeooo:paragraph-rsid="001c9e5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ac14" officeooo:paragraph-rsid="001cac14" style:font-weight-asian="bold" style:font-weight-complex="bold"/>
    </style:style>
    <style:style style:name="P3" style:family="paragraph" style:parent-style-name="Standard">
      <style:text-properties style:text-underline-style="none" officeooo:rsid="001c9e57" officeooo:paragraph-rsid="001c9e5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c9e57" officeooo:paragraph-rsid="001c9e57"/>
    </style:style>
    <style:style style:name="P5" style:family="paragraph" style:parent-style-name="Standard">
      <style:text-properties style:text-underline-style="none" officeooo:rsid="001cac14" officeooo:paragraph-rsid="001cac14"/>
    </style:style>
    <style:style style:name="P6" style:family="paragraph" style:parent-style-name="Table_20_Contents">
      <style:text-properties officeooo:rsid="001cac14" officeooo:paragraph-rsid="001cac14"/>
    </style:style>
    <style:style style:name="P7" style:family="paragraph" style:parent-style-name="Table_20_Contents">
      <style:paragraph-properties fo:text-align="center" style:justify-single-word="false"/>
      <style:text-properties officeooo:rsid="001cac14" officeooo:paragraph-rsid="001cac14"/>
    </style:style>
    <style:style style:name="P8" style:family="paragraph" style:parent-style-name="Table_20_Contents">
      <style:text-properties fo:font-weight="bold" officeooo:rsid="001cac14" officeooo:paragraph-rsid="001cac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ac14" officeooo:paragraph-rsid="001cac14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1cac14" officeooo:paragraph-rsid="001cac1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cac14" officeooo:paragraph-rsid="001cac14" style:font-size-asian="12pt" style:font-name-complex="FreeSans1" style:font-size-complex="12pt"/>
    </style:style>
    <style:style style:name="P12" style:family="paragraph" style:parent-style-name="Table_20_Contents">
      <style:text-properties fo:font-size="12pt" officeooo:rsid="001cac14" officeooo:paragraph-rsid="001cac14" style:font-size-asian="12pt" style:font-name-complex="FreeSans1" style:font-size-complex="12pt"/>
    </style:style>
    <style:style style:name="P13" style:family="paragraph" style:parent-style-name="Table_20_Contents">
      <style:text-properties fo:font-size="12pt" officeooo:rsid="00233c60" officeooo:paragraph-rsid="00233c60" style:font-size-asian="12pt" style:font-name-complex="FreeSans1" style:font-size-complex="12pt"/>
    </style:style>
    <style:style style:name="P14" style:family="paragraph" style:parent-style-name="Table_20_Contents">
      <style:text-properties fo:font-size="12pt" fo:font-weight="bold" officeooo:rsid="001cac14" officeooo:paragraph-rsid="001cac14" style:font-size-asian="12pt" style:font-weight-asian="bold" style:font-name-complex="FreeSans1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cac14" officeooo:paragraph-rsid="001cac14" style:font-size-asian="12pt" style:font-weight-asian="bold" style:font-name-complex="FreeSans1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2pt" fo:font-weight="bold" officeooo:rsid="001cac14" officeooo:paragraph-rsid="001cac14" style:font-size-asian="12pt" style:font-weight-asian="bold" style:font-name-complex="FreeSans1" style:font-size-complex="12pt" style:font-weight-complex="bold"/>
    </style:style>
    <style:style style:name="P17" style:family="paragraph" style:parent-style-name="Table_20_Contents">
      <style:text-properties fo:font-size="12pt" fo:font-weight="bold" officeooo:rsid="00233c60" officeooo:paragraph-rsid="00233c60" style:font-size-asian="12pt" style:font-weight-asian="bold" style:font-name-complex="FreeSans1" style:font-size-complex="12pt" style:font-weight-complex="bold"/>
    </style:style>
    <style:style style:name="P18" style:family="paragraph" style:parent-style-name="Table">
      <style:text-properties fo:font-style="normal" officeooo:rsid="001e6979" officeooo:paragraph-rsid="001e6979" style:font-style-asian="normal" style:font-style-complex="normal"/>
    </style:style>
    <style:style style:name="P19" style:family="paragraph" style:parent-style-name="Table">
      <style:text-properties fo:font-style="normal" style:text-underline-style="solid" style:text-underline-width="auto" style:text-underline-color="font-color" fo:font-weight="bold" officeooo:rsid="00233c60" officeooo:paragraph-rsid="00233c60" style:font-style-asian="normal" style:font-weight-asian="bold" style:font-style-complex="normal" style:font-weight-complex="bold"/>
    </style:style>
    <style:style style:name="P20" style:family="paragraph" style:parent-style-name="Table">
      <style:text-properties fo:font-style="normal" style:text-underline-style="solid" style:text-underline-width="auto" style:text-underline-color="font-color" fo:font-weight="bold" officeooo:rsid="002597c3" officeooo:paragraph-rsid="002597c3" style:font-style-asian="normal" style:font-weight-asian="bold" style:font-style-complex="normal" style:font-weight-complex="bold"/>
    </style:style>
    <style:style style:name="P21" style:family="paragraph" style:parent-style-name="Table">
      <style:text-properties fo:font-style="normal" style:text-underline-style="solid" style:text-underline-width="auto" style:text-underline-color="font-color" fo:font-weight="bold" officeooo:rsid="002732ce" officeooo:paragraph-rsid="002732ce" style:font-style-asian="normal" style:font-weight-asian="bold" style:font-style-complex="normal" style:font-weight-complex="bold"/>
    </style:style>
    <style:style style:name="P22" style:family="paragraph" style:parent-style-name="Table">
      <style:text-properties fo:font-style="normal" style:text-underline-style="solid" style:text-underline-width="auto" style:text-underline-color="font-color" fo:font-weight="bold" officeooo:rsid="00298384" officeooo:paragraph-rsid="00298384" style:font-style-asian="normal" style:font-weight-asian="bold" style:font-style-complex="normal" style:font-weight-complex="bold"/>
    </style:style>
    <style:style style:name="P23" style:family="paragraph" style:parent-style-name="Table">
      <style:text-properties fo:font-style="normal" style:text-underline-style="solid" style:text-underline-width="auto" style:text-underline-color="font-color" fo:font-weight="bold" officeooo:rsid="0029f4a7" officeooo:paragraph-rsid="0029f4a7" style:font-style-asian="normal" style:font-weight-asian="bold" style:font-style-complex="normal" style:font-weight-complex="bold"/>
    </style:style>
    <style:style style:name="P24" style:family="paragraph" style:parent-style-name="Table">
      <style:text-properties fo:font-style="normal" style:text-underline-style="none" fo:font-weight="normal" officeooo:rsid="00233c60" officeooo:paragraph-rsid="00233c60" style:font-style-asian="normal" style:font-weight-asian="normal" style:font-style-complex="normal" style:font-weight-complex="normal"/>
    </style:style>
    <style:style style:name="P25" style:family="paragraph" style:parent-style-name="Table">
      <style:text-properties fo:font-style="normal" style:text-underline-style="none" fo:font-weight="normal" officeooo:rsid="002597c3" officeooo:paragraph-rsid="002597c3" style:font-style-asian="normal" style:font-weight-asian="normal" style:font-style-complex="normal" style:font-weight-complex="normal"/>
    </style:style>
    <style:style style:name="P26" style:family="paragraph" style:parent-style-name="Table">
      <style:text-properties fo:font-style="normal" style:text-underline-style="none" fo:font-weight="normal" officeooo:rsid="002597c3" officeooo:paragraph-rsid="002732ce" style:font-style-asian="normal" style:font-weight-asian="normal" style:font-style-complex="normal" style:font-weight-complex="normal"/>
    </style:style>
    <style:style style:name="P27" style:family="paragraph" style:parent-style-name="Table">
      <style:text-properties fo:font-style="normal" style:text-underline-style="none" fo:font-weight="normal" officeooo:rsid="002732ce" officeooo:paragraph-rsid="002732ce" style:font-style-asian="normal" style:font-weight-asian="normal" style:font-style-complex="normal" style:font-weight-complex="normal"/>
    </style:style>
    <style:style style:name="P28" style:family="paragraph" style:parent-style-name="Table">
      <style:text-properties fo:font-style="normal" style:text-underline-style="none" fo:font-weight="normal" officeooo:rsid="0028e07e" officeooo:paragraph-rsid="0028e07e" style:font-style-asian="normal" style:font-weight-asian="normal" style:font-style-complex="normal" style:font-weight-complex="normal"/>
    </style:style>
    <style:style style:name="P29" style:family="paragraph" style:parent-style-name="Table">
      <style:text-properties fo:font-style="normal" style:text-underline-style="none" fo:font-weight="normal" officeooo:rsid="0029f4a7" officeooo:paragraph-rsid="0029f4a7" style:font-style-asian="normal" style:font-weight-asian="normal" style:font-style-complex="normal" style:font-weight-complex="normal"/>
    </style:style>
    <style:style style:name="P30" style:family="paragraph" style:parent-style-name="Table">
      <style:text-properties fo:font-style="normal" style:text-underline-style="none" fo:font-weight="normal" officeooo:rsid="002aca3e" officeooo:paragraph-rsid="002aca3e" style:font-style-asian="normal" style:font-weight-asian="normal" style:font-style-complex="normal" style:font-weight-complex="normal"/>
    </style:style>
    <style:style style:name="P31" style:family="paragraph" style:parent-style-name="Table">
      <style:text-properties fo:font-style="normal" style:text-underline-style="none" fo:font-weight="normal" officeooo:rsid="003104ed" officeooo:paragraph-rsid="003104ed" style:font-style-asian="normal" style:font-weight-asian="normal" style:font-style-complex="normal" style:font-weight-complex="normal"/>
    </style:style>
    <style:style style:name="P32" style:family="paragraph" style:parent-style-name="Table">
      <style:text-properties fo:font-style="normal" style:text-underline-style="none" fo:font-weight="bold" officeooo:rsid="0028e07e" officeooo:paragraph-rsid="0028e07e" fo:background-color="#ffff00" style:font-style-asian="normal" style:font-weight-asian="bold" style:font-style-complex="normal" style:font-weight-complex="bold"/>
    </style:style>
    <style:style style:name="P33" style:family="paragraph" style:parent-style-name="Table">
      <style:text-properties fo:font-style="italic" style:text-underline-style="solid" style:text-underline-width="auto" style:text-underline-color="font-color" fo:font-weight="bold" officeooo:rsid="002597c3" officeooo:paragraph-rsid="002597c3" style:font-style-asian="italic" style:font-weight-asian="bold" style:font-style-complex="italic" style:font-weight-complex="bold"/>
    </style:style>
    <style:style style:name="P34" style:family="paragraph" style:parent-style-name="Table">
      <style:text-properties fo:font-style="italic" style:text-underline-style="solid" style:text-underline-width="auto" style:text-underline-color="font-color" fo:font-weight="bold" officeooo:rsid="002732ce" officeooo:paragraph-rsid="002732ce" style:font-style-asian="italic" style:font-weight-asian="bold" style:font-style-complex="italic" style:font-weight-complex="bold"/>
    </style:style>
    <style:style style:name="P35" style:family="paragraph" style:parent-style-name="Table">
      <style:text-properties fo:font-style="italic" style:text-underline-style="none" fo:font-weight="bold" officeooo:rsid="0028e07e" officeooo:paragraph-rsid="0028e07e" style:font-style-asian="italic" style:font-weight-asian="bold" style:font-style-complex="italic" style:font-weight-complex="bold"/>
    </style:style>
    <style:style style:name="P36" style:family="paragraph" style:parent-style-name="Table">
      <style:text-properties fo:font-style="italic" style:text-underline-style="none" fo:font-weight="bold" officeooo:rsid="002732ce" officeooo:paragraph-rsid="002732ce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ize="12pt" officeooo:rsid="003134e6" officeooo:paragraph-rsid="003134e6" style:font-size-asian="12pt" style:font-name-complex="FreeSans1" style:font-size-complex="12pt"/>
    </style:style>
    <style:style style:name="T1" style:family="text">
      <style:text-properties officeooo:rsid="001cac14"/>
    </style:style>
    <style:style style:name="T2" style:family="text">
      <style:text-properties officeooo:rsid="001e6979"/>
    </style:style>
    <style:style style:name="T3" style:family="text">
      <style:text-properties officeooo:rsid="001ea553"/>
    </style:style>
    <style:style style:name="T4" style:family="text">
      <style:text-properties officeooo:rsid="001fbb7c"/>
    </style:style>
    <style:style style:name="T5" style:family="text">
      <style:text-properties officeooo:rsid="00214102"/>
    </style:style>
    <style:style style:name="T6" style:family="text">
      <style:text-properties officeooo:rsid="002452c2"/>
    </style:style>
    <style:style style:name="T7" style:family="text">
      <style:text-properties fo:font-weight="bold" officeooo:rsid="002aca3e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2aca3e" fo:background-color="#ffff00" loext:char-shading-value="0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officeooo:rsid="0028e07e"/>
    </style:style>
    <style:style style:name="T14" style:family="text">
      <style:text-properties officeooo:rsid="002aca3e"/>
    </style:style>
    <style:style style:name="T15" style:family="text">
      <style:text-properties officeooo:rsid="002c7d27"/>
    </style:style>
    <style:style style:name="T16" style:family="text">
      <style:text-properties officeooo:rsid="003104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programmierung Aufgabenblatt 3</text:p>
      <text:p text:style-name="P1"/>
      <text:p text:style-name="P3"/>
      <text:p text:style-name="P1">Modulbeschreibungen:</text:p>
      <text:p text:style-name="P1"/>
      <text:p text:style-name="P3">catalog<text:tab/><text:tab/>:<text:tab/>Implementiert die Fragenkatalog Behandlung, sowie die Loader Steuerung</text:p>
      <text:p text:style-name="P3"><text:tab/><text:tab/><text:tab/><text:span text:style-name="T2">Fragenkatalog wird in Shared Memory Bereich geladen (übernimmt Loader).</text:span></text:p>
      <text:p text:style-name="P3"><text:tab/><text:tab/><text:tab/><text:span text:style-name="T2">Dieser Bereich wird anschließend an Catalog übergeben (Pipe).</text:span></text:p>
      <text:p text:style-name="P3"><text:tab/><text:tab/><text:tab/></text:p>
      <text:p text:style-name="P3"><text:tab/><text:tab/><text:tab/><text:span text:style-name="T3">Repräsentation der Fragen siehe /common/question.h</text:span></text:p>
      <text:p text:style-name="P3"/>
      <text:p text:style-name="P3">clientthread<text:tab/>:<text:tab/>Implementiert den Thread, welcher für die Verwaltung und Steuerung eines</text:p>
      <text:p text:style-name="P3"><text:tab/><text:tab/><text:tab/>angemeldeten Spielers. Im Spielverlauf müssen mindestens 2, aber höchstens</text:p>
      <text:p text:style-name="P3"><text:tab/><text:tab/><text:tab/>4 Spieler angemeldet sein. Es übernimmt ein Spieler die Rolle des <text:tab/><text:tab/><text:tab/><text:tab/>Spielleiters. (Anzahl der ClientThreads entspricht Anzahl der aktiven Spieler)</text:p>
      <text:p text:style-name="P3"/>
      <text:p text:style-name="P3">Login<text:tab/><text:tab/>:<text:tab/>Implementiert den Thread, welcher für das entgegennehmen von <text:tab/><text:tab/><text:tab/><text:tab/><text:tab/>Anmeldungswünschen von Spielern zuständig ist. Bei maximaler Spielerzahl, <text:s text:c="3"/><text:tab/><text:tab/><text:tab/>Spiel bereits gestartet oder falscher Anmeldedaten wird der <text:tab/><text:tab/><text:tab/><text:tab/><text:tab/>Verbindungswunsch mit Fehlermeldung an Client abgewiesen.</text:p>
      <text:p text:style-name="P3"/>
      <text:p text:style-name="P3"><text:tab/><text:tab/><text:tab/><text:span text:style-name="T2">Spielername laut RFC-8 nicht nullterminiert =&gt; Terminierung einfügen</text:span></text:p>
      <text:p text:style-name="P3"><text:tab/><text:tab/><text:tab/></text:p>
      <text:p text:style-name="P2">Abläufe Login</text:p>
      <text:p text:style-name="P4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8">Client</text:p>
          </table:table-cell>
          <table:table-cell table:style-name="Tabelle1.A1" office:value-type="string">
            <text:p text:style-name="P9">Nachricht</text:p>
          </table:table-cell>
          <table:table-cell table:style-name="Tabelle1.C1" office:value-type="string">
            <text:p text:style-name="P10">Server</text:p>
          </table:table-cell>
        </table:table-row>
        <table:table-row>
          <table:table-cell table:style-name="Tabelle1.A2" office:value-type="string">
            <text:p text:style-name="P6">Anmeldewunsch</text:p>
          </table:table-cell>
          <table:table-cell table:style-name="Tabelle1.A2" office:value-type="string">
            <text:p text:style-name="P7">LoginRequest ====&gt;</text:p>
          </table:table-cell>
          <table:table-cell table:style-name="Tabelle1.C2" office:value-type="string">
            <text:p text:style-name="P6">Anmeldedaten etc. in Ordnung</text:p>
          </table:table-cell>
        </table:table-row>
        <table:table-row>
          <table:table-cell table:style-name="Tabelle1.A2" office:value-type="string">
            <text:p text:style-name="P6">GUI starten etc.</text:p>
          </table:table-cell>
          <table:table-cell table:style-name="Tabelle1.A2" office:value-type="string">
            <text:p text:style-name="P7">&lt;===LoginResponseOK</text:p>
          </table:table-cell>
          <table:table-cell table:style-name="Tabelle1.C2" office:value-type="string">
            <text:p text:style-name="P6">Erfolg an Client mitteilen</text:p>
          </table:table-cell>
        </table:table-row>
      </table:table>
      <text:p text:style-name="Table">Tabelle <text:sequence text:ref-name="refTable0" text:name="Table" text:formula="ooow:Table+1" style:num-format="1">1</text:sequence>: Erfolgreiche Anmeldung am Server</text:p>
      <text:p text:style-name="Table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14">Client</text:p>
          </table:table-cell>
          <table:table-cell table:style-name="Tabelle2.A1" office:value-type="string">
            <text:p text:style-name="P15">Nachricht</text:p>
          </table:table-cell>
          <table:table-cell table:style-name="Tabelle2.C1" office:value-type="string">
            <text:p text:style-name="P16">Server</text:p>
          </table:table-cell>
        </table:table-row>
        <table:table-row>
          <table:table-cell table:style-name="Tabelle2.A2" office:value-type="string">
            <text:p text:style-name="P12">Anmeldewunsch</text:p>
          </table:table-cell>
          <table:table-cell table:style-name="Tabelle2.A2" office:value-type="string">
            <text:p text:style-name="P11">LoginRequest ====&gt;</text:p>
          </table:table-cell>
          <table:table-cell table:style-name="Tabelle2.C2" office:value-type="string">
            <text:p text:style-name="P12">Anmeldedaten etc. fehlerhaft*</text:p>
          </table:table-cell>
        </table:table-row>
        <table:table-row>
          <table:table-cell table:style-name="Tabelle2.A2" office:value-type="string">
            <text:p text:style-name="P12">Fehlermeldung etc.</text:p>
          </table:table-cell>
          <table:table-cell table:style-name="Tabelle2.A2" office:value-type="string">
            <text:p text:style-name="P11">&lt;====ErrorWarning</text:p>
          </table:table-cell>
          <table:table-cell table:style-name="Tabelle2.C2" office:value-type="string">
            <text:p text:style-name="P12">Client abweisen</text:p>
          </table:table-cell>
        </table:table-row>
      </table:table>
      <text:p text:style-name="Table">Tabelle <text:sequence text:ref-name="refTable1" text:name="Table" text:formula="ooow:Table+1" style:num-format="1">2</text:sequence>: Erfolgloser Anmeldeversuch am Server</text:p>
      <text:p text:style-name="Table">*<text:span text:style-name="T1">fehlerhafte Anmeldung:<text:tab/><text:tab/>- Spielername zu lang? (Abweisen oder kürzen?)</text:span></text:p>
      <text:p text:style-name="Table"><text:tab/><text:tab/><text:tab/><text:tab/><text:tab/>- <text:span text:style-name="T1">Spiel bereits gestartet (Erkennung? Mutex?) =&gt; Abweisung<text:tab/></text:span></text:p>
      <text:p text:style-name="Table"><text:tab/><text:tab/><text:tab/><text:tab/><text:tab/>- <text:span text:style-name="T1">Maximale Anzahl Spieler =&gt; Abweisung</text:span></text:p>
      <text:p text:style-name="Table"><text:tab/><text:tab/><text:tab/><text:tab/><text:tab/>- <text:span text:style-name="T1">Spielername bereits vorhanden =&gt; Abweisen</text:span></text:p>
      <text:p text:style-name="Table"><text:tab/><text:tab/><text:tab/><text:tab/><text:tab/>- <text:span text:style-name="T1">Fehlerhafte RFC-Version d.h. != 8 =&gt; Abweisen</text:span></text:p>
      <text:p text:style-name="P18">rfc<text:tab/><text:tab/>:<text:tab/>Implementierung der einzelnen Nachrichten und Funktionen zum Empfangen <text:tab/><text:tab/><text:tab/>und Senden von Nachrichten (siehe RFC Moodle). Insgesamt 13 definierte <text:tab/><text:tab/><text:tab/>Nachrichten müssen erstellt werden.</text:p>
      <text:p text:style-name="P18"><text:soft-page-break/><text:tab/><text:tab/><text:tab/>Beim Versenden Host-Byte order in Network-Byte order wandeln und <text:tab/><text:tab/><text:tab/><text:tab/>umgekehrt.</text:p>
      <text:p text:style-name="P18"><text:tab/><text:tab/><text:tab/>Nullterminierungen in RFC-8 beachten</text:p>
      <text:p text:style-name="P18"><text:tab/><text:tab/><text:tab/>Padding der Strukturdaten verhindern pragma pack</text:p>
      <text:p text:style-name="P18"><text:tab/><text:tab/><text:tab/><text:span text:style-name="T8">Wie UTF-8 Kodierung der Daten sicherstellen?</text:span></text:p>
      <text:p text:style-name="P18">Score<text:tab/><text:tab/>:<text:tab/><text:span text:style-name="T4">Eigenständiger Thread, der die angemeldeten Clients über verschiedene <text:tab/><text:tab/><text:tab/><text:tab/>Ereigni</text:span><text:tab/><text:span text:style-name="T4">sse benachrichtigt. </text:span></text:p>
      <text:p text:style-name="P18"><text:tab/><text:tab/><text:tab/><text:span text:style-name="T5">Relevante Ereigniss:<text:tab/>- Client meldet sich erfolgreich an Server an</text:span></text:p>
      <text:p text:style-name="P18"><text:tab/><text:tab/><text:tab/><text:tab/><text:tab/><text:tab/>- <text:span text:style-name="T5">Client meldet sich ab</text:span></text:p>
      <text:p text:style-name="P18"><text:tab/><text:tab/><text:tab/><text:tab/><text:tab/><text:tab/>- <text:span text:style-name="T5">Frage wurde richtig beantwortet</text:span></text:p>
      <text:p text:style-name="P18"><text:tab/><text:tab/><text:tab/><text:span text:style-name="T5">Solange keines der oben erwähnten Ereignisse auftritt, wartet der Score <text:tab/><text:tab/><text:tab/><text:tab/>Thread. Der Score Thread wird von einem der Client Threads über ein <text:tab/><text:tab/><text:tab/><text:tab/>relevantes Ereignis benachrichtigt. Diese Benachrichtigung geschieht mit <text:tab/><text:tab/><text:tab/>Hilfe eines Semaphors =&gt; Client Threads sowie Score brauchen Zugriff auf <text:tab/><text:tab/><text:tab/>diesen Semaphor, User Daten.</text:span></text:p>
      <text:p text:style-name="P18"/>
      <text:p text:style-name="P18"><text:tab/><text:tab/><text:tab/><text:span text:style-name="T5">Wie stellen wir diese Daten den Threads für die gemeinsame Nutzung zur <text:tab/><text:tab/><text:tab/>Verfügung?</text:span></text:p>
      <text:p text:style-name="P18"><text:tab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7">Modulname</text:p>
          </table:table-cell>
          <table:table-cell table:style-name="Tabelle3.B1" office:value-type="string">
            <text:p text:style-name="P17">Verantwortlicher</text:p>
          </table:table-cell>
        </table:table-row>
        <table:table-row>
          <table:table-cell table:style-name="Tabelle3.A2" office:value-type="string">
            <text:p text:style-name="P13">Catalog</text:p>
          </table:table-cell>
          <table:table-cell table:style-name="Tabelle3.B2" office:value-type="string">
            <text:p text:style-name="P37">Daniel Belic</text:p>
          </table:table-cell>
        </table:table-row>
        <table:table-row>
          <table:table-cell table:style-name="Tabelle3.A2" office:value-type="string">
            <text:p text:style-name="P13">ClientThread</text:p>
          </table:table-cell>
          <table:table-cell table:style-name="Tabelle3.B2" office:value-type="string">
            <text:p text:style-name="P37">Daniel Belic</text:p>
          </table:table-cell>
        </table:table-row>
        <table:table-row>
          <table:table-cell table:style-name="Tabelle3.A2" office:value-type="string">
            <text:p text:style-name="P13">Login</text:p>
          </table:table-cell>
          <table:table-cell table:style-name="Tabelle3.B2" office:value-type="string">
            <text:p text:style-name="P37">Michael Sommer</text:p>
          </table:table-cell>
        </table:table-row>
        <table:table-row>
          <table:table-cell table:style-name="Tabelle3.A2" office:value-type="string">
            <text:p text:style-name="P13">RFC</text:p>
          </table:table-cell>
          <table:table-cell table:style-name="Tabelle3.B2" office:value-type="string">
            <text:p text:style-name="P37">Michael Sommer</text:p>
          </table:table-cell>
        </table:table-row>
        <table:table-row>
          <table:table-cell table:style-name="Tabelle3.A2" office:value-type="string">
            <text:p text:style-name="P13">Score</text:p>
          </table:table-cell>
          <table:table-cell table:style-name="Tabelle3.B2" office:value-type="string">
            <text:p text:style-name="P37">Michael Sommer</text:p>
          </table:table-cell>
        </table:table-row>
        <table:table-row>
          <table:table-cell table:style-name="Tabelle3.A2" office:value-type="string">
            <text:p text:style-name="P13">user</text:p>
          </table:table-cell>
          <table:table-cell table:style-name="Tabelle3.B2" office:value-type="string">
            <text:p text:style-name="P37">Michael Sommer</text:p>
          </table:table-cell>
        </table:table-row>
      </table:table>
      <text:p text:style-name="Table">Tabelle <text:sequence text:ref-name="refTable2" text:name="Table" text:formula="ooow:Table+1" style:num-format="1">3</text:sequence>: Verantwortlichkeiten</text:p>
      <text:p text:style-name="P19">Teamentwicklung</text:p>
      <text:p text:style-name="P24">Repository auf github zur gemeinsamen Nutzung</text:p>
      <text:p text:style-name="P24"><text:a xlink:type="simple" xlink:href="https://github.com/sommermi/quiz/tree/master/quiz">https://github.com/sommermi/quiz/tree/master/quiz</text:a><text:tab/></text:p>
      <text:p text:style-name="P24">Klärung der zu verwendenden Entwicklungsumgebung? Welche IDE ist in den Laboren vorhanden?</text:p>
      <text:p text:style-name="P24"/>
      <text:p text:style-name="P24">Einigung auf Programmierstil:<text:tab/>- Setzung der geschweiften Klammern</text:p>
      <text:p text:style-name="P24"><text:soft-page-break/><text:tab/><text:tab/><text:tab/><text:tab/><text:tab/>- Funktionsnamen (ModulnameFunktionsname) <text:s/>userLogin(...)</text:p>
      <text:p text:style-name="P24"><text:tab/><text:tab/><text:tab/><text:tab/><text:tab/> <text:s text:c="2"/><text:span text:style-name="T6">(möglichst bezeichnender Funktionsname)</text:span></text:p>
      <text:p text:style-name="P24"><text:tab/><text:tab/><text:tab/><text:tab/><text:tab/>- Konstantenbezeichnungen <text:span text:style-name="T6">PUFFER_SIZE</text:span></text:p>
      <text:p text:style-name="P24"/>
      <text:p text:style-name="P20">Initialisierung</text:p>
      <text:p text:style-name="P34">Singleton Pattern des Servers</text:p>
      <text:p text:style-name="P27">Bei Progrmmstart muss überprüft werden, ob bereits ein Serverprozess gestartet wurde. Bei einem bereits in Ausführung befindlichen Serverprozess muss der neu gestartete Prozess sofort beendet werden.</text:p>
      <text:p text:style-name="P27">Realisierung über anlegen einer LOCK Datei</text:p>
      <text:p text:style-name="P23">Semaphor für Spielstand Thread erzeugen</text:p>
      <text:p text:style-name="P29">Erzeugung des Benötigten Semaphors zur Synchronisation <text:span text:style-name="T14">von Client Thread, Login Thread und Spielstand Thread. </text:span><text:span text:style-name="T7">W</text:span><text:span text:style-name="T9">ie Semaphor an alle Threads übermitteln? (Idee: erzeugten Semaphor an die relevanten Threads als Parameter übergeben) Tutoren fragen!</text:span></text:p>
      <text:p text:style-name="P33">Startparameter</text:p>
      <text:p text:style-name="P25">Startparameter abfragen (Port soll auf Clientverbindung gewartet werden, Pfad zu den Fragekatalogen).</text:p>
      <text:p text:style-name="P25">Standard für Port laut Referenzimplementierung 54321 =&gt; als Konstante in RFC definieren</text:p>
      <text:p text:style-name="P25">Auf welcher IP soll auf Verbindungen gewartet werden? =&gt; Auf allen INADDR_ANY</text:p>
      <text:p text:style-name="P34">Daten der User initialieren</text:p>
      <text:p text:style-name="P36">Benötigte Angaben zu User:</text:p>
      <text:p text:style-name="P27"><text:tab/>-<text:tab/>Spielername max. 31 Zeichen + '/0'</text:p>
      <text:p text:style-name="P27"><text:tab/>-<text:tab/>Socketdeskriptor der Verbindung über die kommuniziert wird</text:p>
      <text:p text:style-name="P27"><text:tab/>-<text:tab/>Punktestand </text:p>
      <text:p text:style-name="P27"><text:tab/>-<text:tab/>Flag zur Angabe, ob Datensatz in Benutzung</text:p>
      <text:p text:style-name="P27"><text:tab/>-<text:tab/>Flag zur Angabe, ob Spieler Rolle des Spielleiters besitzt *</text:p>
      <text:p text:style-name="P27"><text:tab/>-<text:tab/><text:span text:style-name="T16">Flag zur Angabe des Status d.h. wurden alle Fragen beantwortet</text:span></text:p>
      <text:p text:style-name="P27"/>
      <text:p text:style-name="P27"/>
      <text:p text:style-name="P27"/>
      <text:p text:style-name="P27"/>
      <text:p text:style-name="P27"><text:soft-page-break/>struct user</text:p>
      <text:p text:style-name="P27">{</text:p>
      <text:p text:style-name="P27"><text:tab/>char userName[32];</text:p>
      <text:p text:style-name="P27"><text:tab/>int userSocket;</text:p>
      <text:p text:style-name="P27"><text:tab/>int userPoints;</text:p>
      <text:p text:style-name="P27"><text:tab/>int userInUse;</text:p>
      <text:p text:style-name="P27"><text:tab/>int userIs<text:span text:style-name="T13">Gamemaster;</text:span></text:p>
      <text:p text:style-name="P31"><text:tab/>int userState;</text:p>
      <text:p text:style-name="P27">};</text:p>
      <text:p text:style-name="P27">*<text:span text:style-name="T10">wie bestimmen wir den Spielleiter? Vorschlag: falls durch Aufgabenstellung nichts vorgegeben =&gt; erster Spieler, der sich anmeldet zum Spielleiter bestimmen.</text:span><text:span text:style-name="T12"> (</text:span><text:span text:style-name="T11">nachfragen Tutoren).</text:span></text:p>
      <text:p text:style-name="P36">Userdaten in Array bündeln:</text:p>
      <text:p text:style-name="P27">Maximale Anzahl von Spielern 4 =&gt; <text:span text:style-name="T13">struct user userData[4];</text:span></text:p>
      <text:p text:style-name="P35">Inkonsitenzen der Daten der Spieler durch Mutex vermeiden:</text:p>
      <text:p text:style-name="P28">Mutex im Modul user erstellen, der sobald durch einen Thread auf die Daten zugegriffen wird die Kritischen Bereiche schützt(siehe Petri-Netz)</text:p>
      <text:p text:style-name="P21">Loader starten</text:p>
      <text:p text:style-name="P28">Loader Prozess mit entprechenden Parametern starten (Pfad zu den Katalogen). Start erfolgt über Systemfunktonen fork() gefolgt von execl() (siehe Aufgabenblatt 1).</text:p>
      <text:p text:style-name="P28">Kommunikation von Loader und ClientThreads erfolgt über eine Pipe. Die Kataloge werden in einem gemeinsam genutzten Speicherbereich (shared memory) geladen. Dieser Speicherbereich wird vom Loader initialisiert.</text:p>
      <text:p text:style-name="P32">Tutoren nach genauem Kommunikationsverlauf fragen (was genau fließt über Pipe?(Bezeichner des SharedMe<text:span text:style-name="T15">m</text:span>ories?).</text:p>
      <text:p text:style-name="P22">Spielstand Thread</text:p>
      <text:p text:style-name="P30">Spielstand Thread (nach Klärung mit Tutoren) mit Referenz auf bei der Initialisierung erzeugten Semaphor starten. Bei entsprechenden Ereignissen (Anmeldung, Abmeldung und Punktestandänderung) wird Semaphor inkrementiert =&gt; Loader wird aktiv und aktualisiert die Userdaten (durch Mutex geschützt).</text:p>
      <text:p text:style-name="P30">Nach der Aktualisierung werden die Clients über diese informiert.</text:p>
      <text:p text:style-name="P22"/>
      <text:p text:style-name="P22"/>
      <text:p text:style-name="P26"><text:soft-page-break/></text:p>
      <text:p text:style-name="P25"/>
      <text:p text:style-name="P24"/>
      <text:p text:style-name="P24"/>
      <text:p text:style-name="P18"/>
      <text:p text:style-name="P18"/>
      <text:p text:style-name="P18"><text:tab/><text:tab/><text:tab/><text:tab/></text:p>
      <text:p text:style-name="Table"><text:tab/><text:tab/><text:tab/><text:tab/><text:tab/></text:p>
      <text:p text:style-name="Table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09:41:07.949159160</meta:creation-date>
    <dc:date>2016-04-17T19:45:33.705525734</dc:date>
    <meta:editing-duration>PT2H45M30S</meta:editing-duration>
    <meta:editing-cycles>8</meta:editing-cycles>
    <meta:generator>LibreOffice/4.2.8.2$Linux_X86_64 LibreOffice_project/420m0$Build-2</meta:generator>
    <meta:document-statistic meta:table-count="3" meta:image-count="0" meta:object-count="0" meta:page-count="5" meta:paragraph-count="115" meta:word-count="754" meta:character-count="5965" meta:non-whitespace-character-count="5143"/>
  </office:meta>
</office:document-meta>
</file>